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3aea7"/>
    </style:style>
    <style:style style:name="P3" style:family="paragraph" style:parent-style-name="Standard">
      <style:text-properties officeooo:rsid="0013aea7" officeooo:paragraph-rsid="0013aea7"/>
    </style:style>
    <style:style style:name="P4" style:family="paragraph" style:parent-style-name="Standard" style:list-style-name="L1">
      <style:text-properties officeooo:rsid="0013aea7" officeooo:paragraph-rsid="0013aea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449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7f248" officeooo:paragraph-rsid="001449b2" style:font-weight-asian="bold" style:font-weight-complex="bold"/>
    </style:style>
    <style:style style:name="P8" style:family="paragraph" style:parent-style-name="Standard" style:list-style-name="L3">
      <style:text-properties fo:font-weight="bold" officeooo:paragraph-rsid="0016179c" style:font-weight-asian="bold" style:font-weight-complex="bold"/>
    </style:style>
    <style:style style:name="P9" style:family="paragraph" style:parent-style-name="Standard" style:list-style-name="L6">
      <style:text-properties fo:font-weight="bold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>
        <style:tab-stops>
          <style:tab-stop style:position="1.293cm"/>
        </style:tab-stops>
      </style:paragraph-properties>
      <style:text-properties fo:font-weight="normal" officeooo:rsid="000908a3" officeooo:paragraph-rsid="0016179c" style:font-weight-asian="normal" style:font-weight-complex="normal"/>
    </style:style>
    <style:style style:name="P11" style:family="paragraph" style:parent-style-name="Standard" style:list-style-name="L3">
      <style:text-properties fo:font-weight="normal" officeooo:paragraph-rsid="0016179c" style:font-weight-asian="normal" style:font-weight-complex="normal"/>
    </style:style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1.293cm"/>
        </style:tab-stops>
      </style:paragraph-properties>
      <style:text-properties officeooo:paragraph-rsid="0016179c"/>
    </style:style>
    <style:style style:name="P14" style:family="paragraph" style:parent-style-name="Standard">
      <style:text-properties officeooo:paragraph-rsid="0016179c"/>
    </style:style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>
      <style:text-properties officeooo:paragraph-rsid="0016b285"/>
    </style:style>
    <style:style style:name="P18" style:family="paragraph" style:parent-style-name="Standard" style:list-style-name="L8">
      <style:text-properties officeooo:paragraph-rsid="0016b285"/>
    </style:style>
    <style:style style:name="P19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aea7"/>
    </style:style>
    <style:style style:name="T3" style:family="text">
      <style:text-properties officeooo:rsid="001449b2"/>
    </style:style>
    <style:style style:name="T4" style:family="text">
      <style:text-properties officeooo:rsid="001455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08a3" style:font-weight-asian="normal" style:font-weight-complex="normal"/>
    </style:style>
    <style:style style:name="T7" style:family="text">
      <style:text-properties fo:font-weight="normal" officeooo:rsid="000a3b42" style:font-weight-asian="normal" style:font-weight-complex="normal"/>
    </style:style>
    <style:style style:name="T8" style:family="text">
      <style:text-properties fo:font-weight="normal" officeooo:rsid="000b77dd" style:font-weight-asian="normal" style:font-weight-complex="normal"/>
    </style:style>
    <style:style style:name="T9" style:family="text">
      <style:text-properties officeooo:rsid="0016179c"/>
    </style:style>
    <style:style style:name="T10" style:family="text">
      <style:text-properties officeooo:rsid="0016b2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U1. Aplicaciones Ofimáticas. Instalación y puesta en marcha</text:span></text:p>
      <text:p text:style-name="P1"><text:tab/><text:tab/><text:tab/><text:tab/><text:tab/>Ejercicios</text:p>
      <text:p text:style-name="Standard"/>
      <text:p text:style-name="P1">1. Teniendo en cuenta su función ¿Qué tipo de software podemos distinguir? Pon un</text:p>
      <text:p text:style-name="P1">ejemplo de cada tipo.</text:p>
      <text:p text:style-name="Standard"/>
      <text:p text:style-name="P2"><text:tab/><text:span text:style-name="T2">Software de pago y software libre o gratuito. </text:span></text:p>
      <text:p text:style-name="P3"><text:tab/>Ejemplo: </text:p>
      <text:list xml:id="list1716191783" text:style-name="L1">
        <text:list-item>
          <text:p text:style-name="P4">Software de pago: Microsoft Office</text:p>
        </text:list-item>
        <text:list-item>
          <text:p text:style-name="P4">Software gratuito: LibreOffice</text:p>
        </text:list-item>
      </text:list>
      <text:p text:style-name="Standard"/>
      <text:p text:style-name="P1">2. ¿Qué es una suite ofimática? Explica con tus palabras tres de las tareas que podemos</text:p>
      <text:p text:style-name="P1">resolver empleando una.</text:p>
      <text:p text:style-name="Standard"/>
      <text:p text:style-name="Standard"><text:tab/><text:span text:style-name="T2">Una suite ofimática es la recopilación de aplicaciones informáticas utilizadas en oficinas, para realizar diferentes funciones sobre archivos y documentos.</text:span></text:p>
      <text:p text:style-name="Standard"><text:tab/><text:span text:style-name="T2">Las tareas que podemos resolver empleando una suite ofimática por ejemplos podría ser una hoja de cálculos, un writer o procesador de textos o una base de datos.</text:span></text:p>
      <text:p text:style-name="Standard"/>
      <text:p text:style-name="P1">3. ¿Qué suite ofimática crees que se emplea más? Lee el siguiente artículo al respecto:</text:p>
      <text:p text:style-name="P1">http://www.itespresso.es/el-75-de-las-empresas-utilizan-software-libre-53012.html</text:p>
      <text:p text:style-name="Standard"/>
      <text:p text:style-name="Standard"><text:tab/><text:span text:style-name="T3">La suite ofimática que más se emplea en base al articulo dado es de software libre.</text:span></text:p>
      <text:p text:style-name="Standard"/>
      <text:p text:style-name="P1">4. Una empresa te ha pedido que instales un equipo con las siguientes aplicaciones de libre</text:p>
      <text:p text:style-name="P1">distribución: procesador de texto, hoja de cálculo, editor de imágenes, reproductor de</text:p>
      <text:p text:style-name="P1">música, reproductor de <text:span text:style-name="T3">vídeo</text:span>, navegador y gestor de correo. Elabora una lista con las</text:p>
      <text:p text:style-name="P1">aplicaciones que instalarías.</text:p>
      <text:p text:style-name="Standard"/>
      <text:p text:style-name="P6">Instalaría:</text:p>
      <text:list xml:id="list3632002154" text:style-name="L2">
        <text:list-header>
          <text:p text:style-name="P7"><text:span text:style-name="T6"/></text:p>
        </text:list-header>
        <text:list-item>
          <text:p text:style-name="P10"><text:span text:style-name="T6">Vlc</text:span></text:p>
        </text:list-item>
        <text:list-item>
          <text:p text:style-name="P10">OpenShot</text:p>
        </text:list-item>
        <text:list-item>
          <text:p text:style-name="P10">Gimp</text:p>
        </text:list-item>
        <text:list-item>
          <text:p text:style-name="P10">Gmail</text:p>
        </text:list-item>
        <text:list-item>
          <text:p text:style-name="P10">Inkscape</text:p>
        </text:list-item>
        <text:list-item>
          <text:p text:style-name="P10"><text:span text:style-name="T9">F</text:span>irefox</text:p>
        </text:list-item>
        <text:list-item>
          <text:p text:style-name="P13"><text:span text:style-name="T6">LibreOffice</text:span></text:p>
        </text:list-item>
      </text:list>
      <text:p text:style-name="Standard"/>
      <text:p text:style-name="P1">5. ¿Por qué tenemos que aceptar condiciones cuando instalamos aplicaciones?</text:p>
      <text:p text:style-name="Standard"/>
      <text:p text:style-name="Standard"><text:tab/><text:span text:style-name="T4">Por que así el </text:span>usuario se compromete a cumplir una serie de puntos para usar ese programa.</text:p>
      <text:p text:style-name="Standard"/>
      <text:p text:style-name="P1">6. A partir de la visualización del video (hasta el min 2:51) indica</text:p>
      <text:p text:style-name="Standard"/>
      <text:p text:style-name="P1">a. ¿Qué es la propiedad intelectual?</text:p>
      <text:p text:style-name="Standard"/>
      <text:p text:style-name="P14"><text:tab/><text:span text:style-name="T7">Es el conjunto de derechos que regula la protección de las creaciones del ser humano.</text:span></text:p>
      <text:p text:style-name="Standard"/>
      <text:p text:style-name="P1"/>
      <text:p text:style-name="P1"/>
      <text:p text:style-name="P1"/>
      <text:p text:style-name="P1"><text:soft-page-break/>b. ¿Cuáles de esos derechos permiten al autor percibir ingresos?</text:p>
      <text:p text:style-name="Standard"/>
      <text:p text:style-name="Standard"><text:tab/>Derechos morales, derechos de explotación, autoría, intengridad de la obra, reproducción, <text:tab/>difusión pública.</text:p>
      <text:p text:style-name="Standard"/>
      <text:p text:style-name="P1">c. ¿Por qué ha cambiado tanto la duración de esos derechos? Pon un ejemplo</text:p>
      <text:p text:style-name="Standard"/>
      <text:p text:style-name="P14"><text:tab/><text:span text:style-name="T8">Porque el desarrollo tecnológico ha ido posibilitando formas de copiar y difundir la cultura cada vez más rápidas y efectivas.</text:span></text:p>
      <text:p text:style-name="Standard"/>
      <text:p text:style-name="P1">7. Visualiza este video y explica:</text:p>
      <text:p text:style-name="Standard"/>
      <text:p text:style-name="P1">a. ¿Qué es el copyright? Actualmente en España ¿Hace falta registrar una obra en un</text:p>
      <text:p text:style-name="P1">organismo oficial para tener derechos sobre ella?</text:p>
      <text:p text:style-name="P1"/>
      <text:list xml:id="list2064200684" text:style-name="L3">
        <text:list-item>
          <text:p text:style-name="P8"><text:span text:style-name="T5">Significa todos los derechos reservados y pide permiso. </text:span></text:p>
        </text:list-item>
        <text:list-item>
          <text:p text:style-name="P11">No, porque las obras adquieren el CopyRight en el mismo momento que son creadas.</text:p>
        </text:list-item>
      </text:list>
      <text:p text:style-name="Standard"/>
      <text:p text:style-name="P1">b. ¿Cómo deberíamos proceder para emplear legalmente la creación de alguien que</text:p>
      <text:p text:style-name="P1">no tiene registro conocido (por ejemplo no emplea el símbolo ©) en su creación?</text:p>
      <text:p text:style-name="Standard"/>
      <text:p text:style-name="Standard"><text:tab/>Deberíamos de emplear la creación de alguien para lo que esa persona considere que realizes finalmente, osea, si te dan apuntes con preguntas para tú responderlas, pues usa esos <text:s/>apuntes, no para plagiarlos, si no, para realizar los ejercicios.</text:p>
      <text:p text:style-name="Standard"/>
      <text:p text:style-name="P1">c. ¿Por qué surge Creative Commons y qué ventajas tiene?</text:p>
      <text:p text:style-name="Standard"/>
      <text:list xml:id="list1392544947" text:style-name="L4">
        <text:list-item>
          <text:p text:style-name="P15">Porque quería encontrar una manera fácil para que la gente pueda especificar que permite ciertos usos de sus obras.</text:p>
        </text:list-item>
      </text:list>
      <text:p text:style-name="Standard"/>
      <text:list xml:id="list154021690551707" text:continue-numbering="true" text:style-name="L4">
        <text:list-item>
          <text:p text:style-name="P15">Permite conservar la propiedad intelectual de tu obra a la vez que concedes permiso para que se use de ciertas maneras y bajo ciertas condiciones.</text:p>
        </text:list-item>
      </text:list>
      <text:p text:style-name="Standard"><text:tab/></text:p>
      <text:p text:style-name="Standard"/>
      <text:p text:style-name="P1">8. Explica los 6 tipos de licencias Creative commons junto a su icono representativo.</text:p>
      <text:p text:style-name="Standard"/>
      <text:p text:style-name="Standard"><text:tab/>- Reconocimiento (by)</text:p>
      <text:p text:style-name="Standard"/>
      <text:p text:style-name="Standard"><text:tab/>Se permite cualquier explotación de la obra, incluyendo una finalidad comercial, así como la <text:tab/>creación de obras derivadas, la distribución de las cuales también está permitida sin ninguna <text:tab/>restricción.</text:p>
      <text:p text:style-name="Standard"/>
      <text:p text:style-name="Standard">- Reconocimiento – NoComercial (by-nc)</text:p>
      <text:p text:style-name="Standard"/>
      <text:p text:style-name="Standard"><text:tab/>Se permite la generación de obras derivadas siempre que no se haga un uso comercial. <text:tab/>Tampoco se puede utilizar la obra original con finalidades comerciales.</text:p>
      <text:p text:style-name="Standard"/>
      <text:p text:style-name="Standard">- Reconocimiento – NoComercial – CompartirIgual (by-nc-sa)</text:p>
      <text:p text:style-name="Standard"/>
      <text:p text:style-name="Standard"><text:tab/>No se permite un uso comercial de la obra original ni de las posibles obras derivadas, la <text:tab/>distribución de las cuales se debe hacer con una licencia igual a la que regula la obra <text:tab/>original.</text:p>
      <text:p text:style-name="Standard"><text:soft-page-break/></text:p>
      <text:p text:style-name="Standard"/>
      <text:p text:style-name="Standard">- Reconocimiento – NoComercial – SinObraDerivada (by-nc-nd)</text:p>
      <text:p text:style-name="Standard"/>
      <text:p text:style-name="Standard"><text:tab/>No se permite un uso comercial de la obra original ni la generación de obras derivadas.</text:p>
      <text:p text:style-name="Standard"/>
      <text:p text:style-name="Standard">- Reconocimiento – CompartirIgual (by-sa)</text:p>
      <text:p text:style-name="Standard"/>
      <text:p text:style-name="Standard"><text:tab/>Se permite el uso comercial de la obra y de las posibles obras derivadas, la distribución de <text:tab/>las cuales se debe hacer con una licencia igual a la que regula la obra original.</text:p>
      <text:p text:style-name="Standard"/>
      <text:p text:style-name="Standard">- Reconocimiento – SinObraDerivada (by-nd)</text:p>
      <text:p text:style-name="Standard"/>
      <text:p text:style-name="Standard"><text:tab/>Se permite el uso comercial de la obra, pero no la generación de obras derivadas.</text:p>
      <text:p text:style-name="Standard"/>
      <text:p text:style-name="P1">9. Ya conoces que el software propietario puede ser gratuito y que el libre puede implicar</text:p>
      <text:p text:style-name="P1">un coste, busca información sobre los términos siguientes, explica con tus palabras qué</text:p>
      <text:p text:style-name="P1">significan y pon un ejemplo de cada uno. Debes incluir el enlace a la fuente de</text:p>
      <text:p text:style-name="P1">información que has empleado.</text:p>
      <text:p text:style-name="Standard"/>
      <text:p text:style-name="P1">a. Freeware</text:p>
      <text:p text:style-name="Standard"/>
      <text:list xml:id="list4289887163" text:style-name="L5">
        <text:list-item>
          <text:p text:style-name="P16">Es un tipo de software que se reparte sin costo, y es disponible para su uso y por tiempo ilimitado.<text:tab/></text:p>
        </text:list-item>
        <text:list-item>
          <text:p text:style-name="P16">Ej: Windows Media Player, Tunes, Internet Explorer, Opera Browser, Quicktime.</text:p>
        </text:list-item>
        <text:list-item>
          <text:p text:style-name="P16"><text:a xlink:type="simple" xlink:href="http://mayadoni-lebiram.blogspot.com/2009/11/el-freeware-y-sus-ejemplos.html?m=1" text:style-name="Internet_20_link" text:visited-style-name="Visited_20_Internet_20_Link">http://mayadoni-lebiram.blogspot.com/2009/11/el-freeware-y-sus-ejemplos.html?m=1</text:a></text:p>
        </text:list-item>
      </text:list>
      <text:p text:style-name="Standard"/>
      <text:p text:style-name="P1">b. Shareware</text:p>
      <text:p text:style-name="P1"/>
      <text:list xml:id="list824153049" text:style-name="L6">
        <text:list-item>
          <text:p text:style-name="P9"><text:span text:style-name="T5">Hace que cuando pasa el periodo de prueba automáticamente se compre el software.</text:span></text:p>
        </text:list-item>
        <text:list-item>
          <text:p text:style-name="P12">Ej: EaseUS Todo Backup, WinRAR.</text:p>
        </text:list-item>
        <text:list-item>
          <text:p text:style-name="P12"><text:a xlink:type="simple" xlink:href="http://www.cavsi.com/preguntasrespuestas/cuales-son-ejemplos-de-shareware-mas-usados/" text:style-name="Internet_20_link" text:visited-style-name="Visited_20_Internet_20_Link">http://www.cavsi.com/preguntasrespuestas/cuales-son-ejemplos-de-shareware-mas-usados/</text:a></text:p>
        </text:list-item>
      </text:list>
      <text:p text:style-name="Standard"/>
      <text:p text:style-name="P17"><text:span text:style-name="T1">c. Adware</text:span></text:p>
      <text:list xml:id="list1743847386" text:style-name="L8">
        <text:list-item>
          <text:p text:style-name="P18">Es un software gratuito patrocinado mediante publicidad que aparece en ventanas emergentes o en barras de herramientas de los ordenadores.<text:tab/></text:p>
        </text:list-item>
        <text:list-item>
          <text:p text:style-name="P18">Ej: 1CkickDownloader, 7search, Adoresearch, AllSearchApp, Amazon Search, etc.</text:p>
        </text:list-item>
        <text:list-item>
          <text:p text:style-name="P18"><text:a xlink:type="simple" xlink:href="http://www.cavsi.com/preguntasrespuestas/ejemplos-adware-lista-programas/" text:style-name="Internet_20_link" text:visited-style-name="Visited_20_Internet_20_Link">http://www.cavsi.com/preguntasrespuestas/ejemplos-adware-lista-programas/</text:a></text:p>
        </text:list-item>
      </text:list>
      <text:p text:style-name="Standard"/>
      <text:p text:style-name="Standard"/>
      <text:p text:style-name="P1">10. Busca información y explica con tus palabras que es el proyecto GNU. Debes incluir el</text:p>
      <text:p text:style-name="P1">enlace a la fuente de información que has empleado.</text:p>
      <text:p text:style-name="Standard"/>
      <text:list xml:id="list4024074106" text:style-name="L9">
        <text:list-item>
          <text:p text:style-name="P19">Tiene el objetivo de crear un sistema operativo completamente libre como el sistema GNU.</text:p>
        </text:list-item>
        <text:list-item>
          <text:p text:style-name="P19"><text:a xlink:type="simple" xlink:href="https://es.wikipedia.org/wiki/Proyecto_GNU" text:style-name="Internet_20_link" text:visited-style-name="Visited_20_Internet_20_Link">https://es.wikipedia.org/wiki/Proyecto_GNU</text:a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0T17:28:01.597379841</meta:creation-date>
    <dc:date>2019-10-17T15:32:45.390226731</dc:date>
    <dc:creator>I116-05 </dc:creator>
    <meta:editing-duration>PT51M40S</meta:editing-duration>
    <meta:editing-cycles>3</meta:editing-cycles>
    <meta:generator>LibreOffice/6.0.4.1$Linux_X86_64 LibreOffice_project/00m0$Build-1</meta:generator>
    <meta:document-statistic meta:table-count="0" meta:image-count="0" meta:object-count="0" meta:page-count="3" meta:paragraph-count="82" meta:word-count="874" meta:character-count="5676" meta:non-whitespace-character-count="4862"/>
  </office:meta>
</office:document-meta>
</file>